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libri" svg:font-family="Colibri"/>
    <style:font-face style:name="OpenSymbol" svg:font-family="OpenSymbol"/>
    <style:font-face style:name="Tahoma4" svg:font-family="Tahoma"/>
    <style:font-face style:name="Times New Roman1" svg:font-family="'Times New Roman'" style:font-family-generic="roman"/>
    <style:font-face style:name="Arial3" svg:font-family="Arial" style:font-family-generic="swiss"/>
    <style:font-face style:name="Colibri1" svg:font-family="Colibri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ambria" svg:font-family="Cambria" style:font-adornments="Gras" style:font-family-generic="roman" style:font-pitch="variable"/>
    <style:font-face style:name="Cambria1" svg:font-family="Cambr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adornments="Italique gras" style:font-family-generic="swiss" style:font-pitch="variable"/>
    <style:font-face style:name="Tahoma" svg:font-family="Tahoma" style:font-adornments="Gras" style:font-family-generic="swiss" style:font-pitch="variable"/>
    <style:font-face style:name="Tahoma2" svg:font-family="Tahoma" style:font-adornments="Italique" style:font-family-generic="swiss" style:font-pitch="variable"/>
    <style:font-face style:name="Tahoma1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6.001cm" style:rel-column-width="21845*"/>
    </style:style>
    <style:style style:name="Tableau2.C" style:family="table-column">
      <style:table-column-properties style:column-width="3.9cm" style:rel-column-width="14197*"/>
    </style:style>
    <style:style style:name="Tableau2.D" style:family="table-column">
      <style:table-column-properties style:column-width="2.101cm" style:rel-column-width="764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D1" style:family="table-cell" style:data-style-name="N100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2.B3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4.5cm" style:rel-column-width="16383*"/>
    </style:style>
    <style:style style:name="Tableau3.D" style:family="table-column">
      <style:table-column-properties style:column-width="4.501cm" style:rel-column-width="16386*"/>
    </style:style>
    <style:style style:name="Tableau3.A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2.752cm" style:rel-column-width="10017*"/>
    </style:style>
    <style:style style:name="Table1.B" style:family="table-column">
      <style:table-column-properties style:column-width="4.392cm" style:rel-column-width="15988*"/>
    </style:style>
    <style:style style:name="Table1.C" style:family="table-column">
      <style:table-column-properties style:column-width="1.931cm" style:rel-column-width="7031*"/>
    </style:style>
    <style:style style:name="Table1.D" style:family="table-column">
      <style:table-column-properties style:column-width="8.927cm" style:rel-column-width="3249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36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pec_20_-_20_En-tête">
      <style:paragraph-properties text:number-lines="false" text:line-number="0"/>
    </style:style>
    <style:style style:name="P2" style:family="paragraph" style:parent-style-name="Spec_20_-_20_Table_20_des_20_matières_20_-_20_Titre">
      <style:paragraph-properties fo:break-before="page"/>
    </style:style>
    <style:style style:name="P3" style:family="paragraph" style:parent-style-name="Table_20_Contents">
      <style:paragraph-properties fo:text-align="center" style:justify-single-word="false"/>
      <style:text-properties style:font-name="Tahoma1"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Tahoma1" fo:font-size="12pt" fo:font-style="italic" style:font-size-asian="12pt" style:font-style-asian="italic" style:font-size-complex="12pt" style:font-style-complex="italic"/>
    </style:style>
    <style:style style:name="P5" style:family="paragraph" style:parent-style-name="Table_20_Contents">
      <style:text-properties style:font-name="Tahoma1" fo:font-size="10pt"/>
    </style:style>
    <style:style style:name="P6" style:family="paragraph" style:parent-style-name="Table_20_Contents">
      <style:text-properties style:font-name="Tahoma1" fo:font-size="10pt" fo:font-weight="bold" style:font-weight-asian="bold" style:font-weight-complex="bold"/>
    </style:style>
    <style:style style:name="P7" style:family="paragraph" style:parent-style-name="Table_20_Contents">
      <style:text-properties fo:font-style="italic" style:font-style-asian="italic" style:font-style-complex="italic"/>
    </style:style>
    <style:style style:name="P8" style:family="paragraph" style:parent-style-name="Spec_20_-_20_Paragraphe_20_standard">
      <style:paragraph-properties fo:margin-left="0cm" fo:margin-right="0cm" fo:text-indent="0cm" style:auto-text-indent="false"/>
    </style:style>
    <style:style style:name="P9" style:family="paragraph" style:parent-style-name="Spec_20_-_20_Titre_20_du_20_document">
      <style:paragraph-properties fo:margin-top="0cm" fo:margin-bottom="0.499cm" fo:text-align="center" style:justify-single-word="false" style:border-line-width="0.088cm 0.088cm 0.088cm" fo:padding="0.049cm" fo:border="0.264cm double #808080" style:shadow="none" text:number-lines="false" text:line-number="0"/>
      <style:text-properties fo:color="#000000"/>
    </style:style>
    <style:style style:name="P10" style:family="paragraph" style:parent-style-name="Spec_20_-_20_Sous-titre_20_du_20_document">
      <style:text-properties fo:color="#000000"/>
    </style:style>
    <style:style style:name="P11" style:family="paragraph" style:parent-style-name="Spec_20_-_20_Table_20_des_20_matière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Spec_20_-_20_Table_20_des_20_matières_20_2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13" style:family="paragraph" style:parent-style-name="Spec_20_-_20_Table_20_des_20_matières_20_3">
      <style:paragraph-properties>
        <style:tab-stops>
          <style:tab-stop style:position="16.803cm" style:type="right" style:leader-style="dotted" style:leader-text="."/>
        </style:tab-stops>
      </style:paragraph-properties>
    </style:style>
    <style:style style:name="P14" style:family="paragraph" style:parent-style-name="Standard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15" style:family="paragraph" style:parent-style-name="Standard">
      <style:text-properties fo:color="#000000" style:font-name="Times New Roman" fo:font-size="12pt" style:font-name-asian="MS Mincho" style:font-size-asian="12pt" style:font-name-complex="Tahoma3" style:font-size-complex="12pt"/>
    </style:style>
    <style:style style:name="P16" style:family="paragraph" style:parent-style-name="Standard" style:list-style-name="L1"/>
    <style:style style:name="P17" style:family="paragraph" style:parent-style-name="Standard" style:list-style-name="L1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18" style:family="paragraph" style:parent-style-name="Standard" style:list-style-name="L1">
      <style:text-properties fo:color="#000000" style:font-name="Times New Roman" fo:font-size="12pt" style:font-name-asian="MS Mincho" style:font-size-asian="12pt" style:font-name-complex="Tahoma3" style:font-size-complex="12pt"/>
    </style:style>
    <style:style style:name="P19" style:family="paragraph" style:parent-style-name="Standard">
      <style:text-properties fo:color="#000000" style:font-name="Times New Roman" fo:font-size="12pt" fo:font-weight="bold" style:font-name-asian="MS Mincho" style:font-size-asian="12pt" style:font-weight-asian="bold" style:font-name-complex="Tahoma3" style:font-size-complex="12pt" style:font-weight-complex="bold"/>
    </style:style>
    <style:style style:name="P20" style:family="paragraph" style:parent-style-name="Text_20_body" style:list-style-name="L2"/>
    <style:style style:name="P21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text-align="center" style:justify-single-word="false"/>
      <style:text-properties fo:font-size="14pt" fo:font-weight="bold" officeooo:paragraph-rsid="0004bae9" style:font-size-asian="14pt" style:font-weight-asian="bold" style:font-size-complex="14pt" style:font-weight-complex="bold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2">
      <style:paragraph-properties fo:break-before="page"/>
    </style:style>
    <style:style style:name="T1" style:family="text">
      <style:text-properties style:font-name-asian="MS Mincho" style:font-name-complex="Tahoma3"/>
    </style:style>
    <style:style style:name="T2" style:family="text">
      <style:text-properties officeooo:rsid="0004bae9" style:font-name-asian="MS Mincho" style:font-name-complex="Tahoma3"/>
    </style:style>
    <style:style style:name="T3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5" style:family="text">
      <style:text-properties fo:color="#000000"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6" style:family="text">
      <style:text-properties fo:color="#000000" style:font-name-asian="MS Mincho" style:font-name-complex="Tahoma3"/>
    </style:style>
    <style:style style:name="T7" style:family="text">
      <style:text-properties fo:color="#000000" style:font-name="Colibri" fo:font-size="11pt" style:font-name-asian="MS Mincho" style:font-size-asian="11pt" style:font-name-complex="Tahoma3" style:font-size-complex="11pt"/>
    </style:style>
    <style:style style:name="T8" style:family="text">
      <style:text-properties fo:color="#000000" style:font-name="Colibri" fo:font-size="11pt" officeooo:rsid="0004bae9" style:font-name-asian="MS Mincho" style:font-size-asian="11pt" style:font-name-complex="Tahoma3" style:font-size-complex="11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name-asian="MS Mincho" style:font-weight-asian="bold" style:font-name-complex="Tahoma3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variant="normal" fo:text-transform="none" fo:color="#222222" style:font-name="Colibri" fo:font-size="11pt" fo:letter-spacing="normal" fo:font-style="normal" fo:font-weight="normal" style:font-name-asian="MS Mincho" style:font-size-asian="11pt" style:font-name-complex="Tahoma3" style:font-size-complex="11pt"/>
    </style:style>
    <style:style style:name="T13" style:family="text">
      <style:text-properties fo:font-variant="normal" fo:text-transform="none" fo:color="#222222" style:font-name="Colibri" fo:font-size="11pt" fo:letter-spacing="normal" fo:font-style="normal" fo:font-weight="normal" style:font-size-asian="11pt" style:font-size-complex="11pt"/>
    </style:style>
    <style:style style:name="T14" style:family="text">
      <style:text-properties style:font-name="Colibri" fo:font-size="11pt" style:font-name-asian="MS Mincho" style:font-size-asian="11pt" style:font-name-complex="Tahoma3" style:font-size-complex="11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04bae9" style:font-style-asian="normal" style:font-weight-asian="bold" style:font-style-complex="normal" style:font-weight-complex="bold"/>
    </style:style>
    <style:style style:name="T18" style:family="text">
      <style:text-properties officeooo:rsid="0004bae9"/>
    </style:style>
    <style:style style:name="T19" style:family="text">
      <style:text-properties fo:font-size="14pt" style:font-size-asian="12.25pt" style:font-size-complex="14pt"/>
    </style:style>
    <style:style style:name="T20" style:family="text">
      <style:text-properties officeooo:rsid="0005a945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pec_20_-_20_Sous-titre_20_du_20_document"/>
      <text:p text:style-name="P9"><text:title>Titre du Document</text:title></text:p>
      <text:p text:style-name="P10"><text:subject>Sous-titre ou Description du document</text:subject></text:p>
      <text:p text:style-name="Spec_20_-_20_Sous-titre_20_du_20_document"/>
      <text:p text:style-name="P8"/>
      <text:p text:style-name="P8"/>
      <text:p text:style-name="Spec_20_-_20_Informations_20_1_20_de_20_première_20_page"/>
      <text:p text:style-name="Spec_20_-_20_Informations_20_2_20_de_20_première_20_page"/>
      <text:p text:style-name="Spec_20_-_20_Informations_20_1_20_de_20_première_20_page">Auteurs</text:p>
      <text:p text:style-name="Spec_20_-_20_Informations_20_2_20_de_20_première_20_page"><text:initial-creator>Gartu Stefana</text:initial-creator></text:p>
      <text:p text:style-name="Spec_20_-_20_Informations_20_2_20_de_20_première_20_page">Nom de l'auteur n°2</text:p>
      <text:p text:style-name="Spec_20_-_20_Informations_20_2_20_de_20_première_20_page">Nom de l'auteur n°3</text:p>
      <text:p text:style-name="Spec_20_-_20_Informations_20_2_20_de_20_première_20_page"/>
      <text:p text:style-name="Spec_20_-_20_Informations_20_2_20_de_20_première_20_page">Maitrise d'Oeuvre: H4312</text:p>
      <text:p text:style-name="Spec_20_-_20_Informations_20_2_20_de_20_première_20_page">Maitrise d'Ouvrage: GSTP</text:p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D"/>
        <table:table-row>
          <table:table-cell table:style-name="Tableau2.A1" office:value-type="string">
            <text:p text:style-name="P3">Référence</text:p>
          </table:table-cell>
          <table:table-cell table:style-name="Tableau2.A1" office:value-type="string">
            <text:p text:style-name="P4">NOM DOC REF</text:p>
          </table:table-cell>
          <table:table-cell table:style-name="Tableau2.A1" office:value-type="string">
            <text:p text:style-name="P3">Version</text:p>
          </table:table-cell>
          <table:table-cell table:style-name="Tableau2.D1" office:value-type="float" office:value="36526">
            <text:p text:style-name="P3">1.0</text:p>
          </table:table-cell>
        </table:table-row>
        <table:table-row>
          <table:table-cell table:style-name="Tableau2.A2" office:value-type="string">
            <text:p text:style-name="P3">Avancement</text:p>
          </table:table-cell>
          <table:table-cell table:style-name="Tableau2.A2" office:value-type="string">
            <text:p text:style-name="P4">Terminé/En cours</text:p>
          </table:table-cell>
          <table:table-cell table:style-name="Tableau2.C2" table:number-rows-spanned="2" table:number-columns-spanned="2" office:value-type="string">
            <text:p text:style-name="P4">VALIDÉ/NON VALIDÉ</text:p>
          </table:table-cell>
          <table:covered-table-cell/>
        </table:table-row>
        <table:table-row>
          <table:table-cell table:style-name="Tableau2.A2" office:value-type="string">
            <text:p text:style-name="P3">Dernière mise à jour</text:p>
          </table:table-cell>
          <table:table-cell table:style-name="Tableau2.B3" office:value-type="date" office:date-value="2011-01-05">
            <text:p text:style-name="P4">01/05/11</text:p>
          </table:table-cell>
          <table:covered-table-cell/>
          <table:covered-table-cell/>
        </table:table-row>
      </table:table>
      <text:p text:style-name="Spec_20_-_20_Informations_20_2_20_de_20_première_20_page"/>
      <table:table table:name="Tableau3" table:style-name="Tableau3">
        <table:table-column table:style-name="Tableau3.A" table:number-columns-repeated="3"/>
        <table:table-column table:style-name="Tableau3.D"/>
        <table:table-row>
          <table:table-cell table:style-name="Tableau3.A1" table:number-columns-spanned="4" office:value-type="string">
            <text:p text:style-name="Table_20_Contents">Visa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Table_20_Contents">Date</text:p>
          </table:table-cell>
          <table:table-cell table:style-name="Tableau3.B2" office:value-type="date" office:date-value="2011-01-05">
            <text:p text:style-name="P7">01/05/11</text:p>
          </table:table-cell>
          <table:table-cell table:style-name="Tableau3.A2" office:value-type="string">
            <text:p text:style-name="Table_20_Contents">Responsable</text:p>
          </table:table-cell>
          <table:table-cell table:style-name="Tableau3.D2" office:value-type="string">
            <text:p text:style-name="P7">NOM</text:p>
          </table:table-cell>
        </table:table-row>
      </table:table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table-of-content text:style-name="Sect1" text:protected="true" text:name="Table des matières1">
        <text:table-of-content-source text:outline-level="5">
          <text:index-title-template text:style-name="Spec_20_-_20_Table_20_des_20_matières_20_-_20_Titre">Table des matières</text:index-title-template>
          <text:table-of-content-entry-template text:outline-level="1" text:style-name="Spec_20_-_20_Table_20_des_20_matières_20_1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Spec_20_-_20_Table_20_des_20_matières_20_2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Spec_20_-_20_Table_20_des_20_matières_20_3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Spec_20_-_20_Table_20_des_20_matières_20_4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Spec_20_-_20_Table_20_des_20_matières_20_5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2">Table des matières</text:p>
          </text:index-title>
          <text:p text:style-name="P11">1 <text:s text:c="2"/>Historique du document<text:tab/><text:a xlink:type="simple" xlink:href="#__RefHeading__488_297275160" text:style-name="Internet_20_link" text:visited-style-name="Internet_20_link">3</text:a></text:p>
          <text:p text:style-name="P11">2 <text:s text:c="2"/>Introduction<text:tab/><text:a xlink:type="simple" xlink:href="#__RefHeading__494_297275160" text:style-name="Internet_20_link" text:visited-style-name="Internet_20_link">4</text:a></text:p>
          <text:p text:style-name="P12">2.1 <text:s/>Présentation du projet<text:tab/><text:a xlink:type="simple" xlink:href="#__RefHeading__498_297275160" text:style-name="Internet_20_link" text:visited-style-name="Internet_20_link">4</text:a></text:p>
          <text:p text:style-name="P13">2.1.1 <text:s/>Contexte<text:tab/><text:a xlink:type="simple" xlink:href="#__RefHeading__500_297275160" text:style-name="Internet_20_link" text:visited-style-name="Internet_20_link">4</text:a></text:p>
          <text:p text:style-name="P13">2.1.2 <text:s/>Objectifs <text:tab/><text:a xlink:type="simple" xlink:href="#__RefHeading__390_1336058694" text:style-name="Internet_20_link" text:visited-style-name="Internet_20_link">4</text:a></text:p>
          <text:p text:style-name="P12">2.2 <text:s/>Présentation du document <text:tab/><text:a xlink:type="simple" xlink:href="#__RefHeading__392_1336058694" text:style-name="Internet_20_link" text:visited-style-name="Internet_20_link">4</text:a></text:p>
          <text:p text:style-name="P12">2.3 <text:s/>Document applicables/Documents de référence <text:tab/><text:a xlink:type="simple" xlink:href="#__RefHeading__394_1336058694" text:style-name="Internet_20_link" text:visited-style-name="Internet_20_link">4</text:a></text:p>
          <text:p text:style-name="P13">2.3.1 <text:s/>Documents applicables <text:tab/><text:a xlink:type="simple" xlink:href="#__RefHeading__396_1336058694" text:style-name="Internet_20_link" text:visited-style-name="Internet_20_link">4</text:a></text:p>
          <text:p text:style-name="P13">2.3.2 <text:s/>Documents de référence <text:tab/><text:a xlink:type="simple" xlink:href="#__RefHeading__398_1336058694" text:style-name="Internet_20_link" text:visited-style-name="Internet_20_link">4</text:a></text:p>
          <text:p text:style-name="P12">2.4 <text:s/>Terminologie et Abréviations <text:tab/><text:a xlink:type="simple" xlink:href="#__RefHeading__400_1336058694" text:style-name="Internet_20_link" text:visited-style-name="Internet_20_link">4</text:a></text:p>
          <text:p text:style-name="P11">3 <text:s text:c="2"/>Contenu 1<text:tab/><text:a xlink:type="simple" xlink:href="#__RefHeading__402_1336058694" text:style-name="Internet_20_link" text:visited-style-name="Internet_20_link">4</text:a></text:p>
          <text:p text:style-name="P11">4 <text:s text:c="2"/>Contenu <text:s/>2<text:tab/><text:a xlink:type="simple" xlink:href="#__RefHeading__404_1336058694" text:style-name="Internet_20_link" text:visited-style-name="Internet_20_link">5</text:a></text:p>
          <text:p text:style-name="P12">4.1 <text:s/>etc<text:tab/><text:a xlink:type="simple" xlink:href="#__RefHeading__424_1336058694" text:style-name="Internet_20_link" text:visited-style-name="Internet_20_link">5</text:a></text:p>
        </text:index-body>
      </text:table-of-content>
      <text:p text:style-name="Standard"/>
      <text:p text:style-name="Standard"/>
      <text:p text:style-name="Standard"/>
      <text:h text:style-name="P23" text:outline-level="1"><text:bookmark text:name="__RefHeading__488_297275160"/>Historique du document<text:bookmark-end text:name="__RefHeading__488_297275160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6">Auteur</text:p>
          </table:table-cell>
          <table:table-cell table:style-name="Table1.A1" office:value-type="string">
            <text:p text:style-name="P6">Version</text:p>
          </table:table-cell>
          <table:table-cell table:style-name="Table1.D1" office:value-type="string">
            <text:p text:style-name="P6">Sujet de la modification</text:p>
          </table:table-cell>
        </table:table-row>
        <table:table-row>
          <table:table-cell table:style-name="Table1.A2" office:value-type="date" office:date-value="1899-12-30">
            <text:p text:style-name="P5">12/30/1899</text:p>
          </table:table-cell>
          <table:table-cell table:style-name="Table1.B2" office:value-type="string">
            <text:p text:style-name="P5">Nom Prénom</text:p>
          </table:table-cell>
          <table:table-cell table:style-name="Table1.C2" office:value-type="float" office:value="36526">
            <text:p text:style-name="P5">1.0</text:p>
          </table:table-cell>
          <table:table-cell table:style-name="Table1.D2" office:value-type="string">
            <text:p text:style-name="P5">Création</text:p>
          </table:table-cell>
        </table:table-row>
        <table:table-row>
          <table:table-cell table:style-name="Table1.A2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C2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C2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C2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C2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C2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C2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C2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C2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C2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C2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C2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C2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C2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C2">
            <text:p text:style-name="P5"/>
          </table:table-cell>
          <table:table-cell table:style-name="Table1.D2" office:value-type="string">
            <text:p text:style-name="P5"/>
          </table:table-cell>
        </table:table-row>
      </table:table>
      <text:p text:style-name="Spec_20_-_20_Paragraphe_20_standard"/>
      <text:h text:style-name="P24" text:outline-level="2"><text:bookmark text:name="__RefHeading__494_297275160"/>Critères financiers<text:bookmark-end text:name="__RefHeading__494_297275160"/></text:h>
      <text:h text:style-name="Heading_20_3" text:outline-level="3"><text:bookmark text:name="__RefHeading__498_297275160"/>Investissement total<text:bookmark-end text:name="__RefHeading__498_297275160"/></text:h>
      <text:p text:style-name="P21"><text:bookmark text:name="__RefHeading__500_297275160"/>Budget d'investissement:<text:bookmark-end text:name="__RefHeading__500_297275160"/></text:p>
      <text:list xml:id="list576576446" text:style-name="L1">
        <text:list-item>
          <text:list>
            <text:list-item>
              <text:list>
                <text:list-header>
                  <text:p text:style-name="P17"/>
                </text:list-header>
                <text:list-item>
                  <text:p text:style-name="P16"><text:span text:style-name="T3">Coûts </text:span><text:span text:style-name="T4">d'acquisition du logiciel</text:span><text:span text:style-name="T3">: <text:s/>45 fonctions de base (10 jours homme/fonction), et environ 15 fonctions complexes (20 jours homme/fonction). On estime à 400 euro un jour/homme ce qui donne un prix du logiciel de </text:span><text:span text:style-name="T5">300 000 euro.</text:span></text:p>
                </text:list-item>
                <text:list-item>
                  <text:p text:style-name="P17">3 nouveau PCs dans le département Matériel et 1 ordinateur pour chaque chantier (<text:span text:style-name="T9">33 nouveau ordinateurs</text:span>). Le prix estimé d'un ordinateur est 700 euro, ce qui donne un investissement de <text:span text:style-name="T11">23 100 euro</text:span></text:p>
                </text:list-item>
                <text:list-item>
                  <text:p text:style-name="P17"><text:span text:style-name="T9">3 serveurs </text:span><text:s/>à 1000 euro =&gt; 3<text:span text:style-name="T11">000 euro</text:span></text:p>
                </text:list-item>
                <text:list-item>
                  <text:p text:style-name="P17"><text:span text:style-name="T16">4 route</text:span><text:span text:style-name="T17">u</text:span><text:span text:style-name="T16">rs</text:span><text:span text:style-name="T15"> à 50 euro =&gt; 200 euro</text:span></text:p>
                </text:list-item>
                <text:list-item>
                  <text:p text:style-name="P17">Coût d<text:span text:style-name="T9">'intégration </text:span>: 7 jours/homme =&gt; <text:s/><text:span text:style-name="T11">2450 euro </text:span><text:span text:style-name="T15">(350 euro/jour)</text:span></text:p>
                </text:list-item>
                <text:list-item>
                  <text:p text:style-name="P17"><text:span text:style-name="T16">Saisie</text:span><text:span text:style-name="T15"> et initialisation des données : 5 jours à 120/jour =&gt; 600 euro</text:span></text:p>
                </text:list-item>
                <text:list-item>
                  <text:p text:style-name="P17"><text:span text:style-name="T9">Formation personnel</text:span>: 4 jours pour les 80 représentants des chantiers ( 2 représentants/chantier) et un jour par département. <text:s/>On estime le coût d'une journée de formation à 500 euro d'où on investi <text:span text:style-name="T11">3500 euro </text:span>en formations. </text:p>
                </text:list-item>
                <text:list-item>
                  <text:p text:style-name="P17"><text:span text:style-name="T1">Prime pour les personnes </text:span><text:span text:style-name="T13">licenciées: 3000 euro/personne ( 180 000 euro)</text:span></text:p>
                </text:list-item>
                <text:list-item>
                  <text:p text:style-name="P18">Coût de perturbation au démarrage – difficile à estimer.</text:p>
                </text:list-item>
              </text:list>
            </text:list-item>
          </text:list>
        </text:list-item>
      </text:list>
      <text:p text:style-name="P15"/>
      <text:p text:style-name="P19">Total: 512 850 euro </text:p>
      <text:p text:style-name="P14"/>
      <text:p text:style-name="P22">Risques sur budget d'investissement</text:p>
      <text:p text:style-name="Text_20_body"><text:span text:style-name="T1"/></text:p>
      <text:p text:style-name="Text_20_body"><text:span text:style-name="T1"><text:tab/>Pour la solution spécifique les risque</text:span><text:span text:style-name="T2">s</text:span><text:span text:style-name="T1"> sur le budget d'investissement ne sont pas trop élevés car la solution est issue d'une analyse détaill</text:span><text:span text:style-name="T2">ée</text:span><text:span text:style-name="T1"> de la situation actuelle et elle apporte des solutions fiables et bien adapté</text:span><text:span text:style-name="T2">e</text:span><text:span text:style-name="T1"> aux problèmes découverts. Normalement, le logiciel satisfait exactement </text:span><text:span text:style-name="T2">les</text:span><text:span text:style-name="T1"> besoins du client, respecte les processus défini</text:span><text:span text:style-name="T2">s</text:span><text:span text:style-name="T1"> dans la premi</text:span><text:span text:style-name="T2">è</text:span><text:span text:style-name="T1">r</text:span><text:span text:style-name="T2">e</text:span><text:span text:style-name="T1"> partie de notre étude et les exigences non fonctionnelles, et il a des coûts bien défini</text:span><text:span text:style-name="T2">s</text:span><text:span text:style-name="T1">. En conséquence, on considère très faibles les risques de non fia</text:span><text:span text:style-name="T6">bilité, de solutions trop lourdes sur les processus critique, ou d'autres</text:span><text:span text:style-name="T7"> problèmes liés au logiciel. Les autres coûts ne sont pas trop élevés par rapport au coût <text:s/>du logiciel (sauf la prime). On a un risque un peu plus importants d</text:span><text:span text:style-name="T8">u</text:span><text:span text:style-name="T7"> coté humain, càd résistance au changement, communication inefficace, difficultés, ou une exploitation inefficace du nouveau système. L'entreprise va adopter une politique de changement, </text:span><text:span text:style-name="T8">effectuer </text:span><text:span text:style-name="T7">des vérifications et </text:span><text:span text:style-name="T8">des études</text:span><text:span text:style-name="T7"> </text:span><text:span text:style-name="T8">p</text:span><text:span text:style-name="T7">our diminuer au maximum ces risques.</text:span></text:p>
      <text:h text:style-name="Heading_20_3" text:outline-level="3"><text:bookmark text:name="__RefHeading__392_1336058694"/>Retour sur investissement<text:bookmark-end text:name="__RefHeading__392_1336058694"/></text:h>
      <text:p text:style-name="P21">Gains (estimation)</text:p>
      <text:p text:style-name="Text_20_body"><text:span text:style-name="T1"/></text:p>
      <text:p text:style-name="Text_20_body"><text:span text:style-name="T1"><text:tab/>Les gains les plus importants sont du</text:span><text:span text:style-name="T2">s</text:span><text:span text:style-name="T1"> à l'externalisation de la maintenance. Maintenant </text:span><text:span text:style-name="T2">il n'y</text:span><text:span text:style-name="T1"> a </text:span><text:span text:style-name="T2">que </text:span><text:span text:style-name="T1">2 personnes qui s'occupe</text:span><text:span text:style-name="T2">nt</text:span><text:span text:style-name="T1"> de la gestion de la maintenance à la place de 60 personne</text:span><text:span text:style-name="T2">s</text:span><text:span text:style-name="T1">. Si on estime à 4 500 euro le salaire et les charger d'un employé de ce département, </text:span><text:span text:style-name="T2">il y a un gain d'</text:span><text:span text:style-name="T1">environ <text:s/></text:span><text:span text:style-name="T10">3 M euro</text:span><text:span text:style-name="T1"> par an. </text:span></text:p>
      <text:p text:style-name="Text_20_body"><text:tab/>Ensuit<text:span text:style-name="T18">e</text:span>, <text:span text:style-name="T20">nous n'avons</text:span> plus les pièces de rechange qui v<text:span text:style-name="T18">a</text:span>lent 10 M euro, ni l'espace de stockage. <text:span text:style-name="T18">Nous n'avons plus</text:span> les <text:span text:style-name="T18">a</text:span>teliers princip<text:span text:style-name="T18">aux</text:span> et <text:span text:style-name="T18">ceux des</text:span> chantiers qui engageaient aussi des dépenses supplémentaire<text:span text:style-name="T18">s</text:span>. Par contre, <text:span text:style-name="T18">nous allons</text:span> payer une <text:soft-page-break/>compagnie externe qui va s'occuper de la maintenance de 2000 machines – où 1200 sont de petits matériels. On estime à 1500 euro le prix moyen de maintenance d'une machine par an, d'où un coût de <text:span text:style-name="T9">3 M euro</text:span> par an. </text:p>
      <text:p text:style-name="Text_20_body"><text:tab/>Comme le coût de la maintenance est égal à <text:span text:style-name="T18">ce qu'</text:span>on pay<text:span text:style-name="T18">ait</text:span> avant <text:span text:style-name="T18">aux</text:span> employées qui s'occupaient de la maintenance, <text:span text:style-name="T18">dans</text:span> la suite de nos calculs <text:span text:style-name="T18">nous ne prenons</text:span> pas en <text:span text:style-name="T18">compte</text:span> ces coûts qui s'annulent réciproquement.</text:p>
      <text:p text:style-name="Text_20_body"><text:span text:style-name="T18"/></text:p>
      <text:p text:style-name="Text_20_body"><text:span text:style-name="T18"><text:tab/>Nous avons </text:span>aussi des gains significati<text:span text:style-name="T18">f</text:span>s au niveau d<text:span text:style-name="T18">u</text:span> fonctionnement de tout le département d<text:span text:style-name="T18">û</text:span> à une meilleur<text:span text:style-name="T18">e</text:span> communication, une efficacité et réactivité plus élevé, une diminutions de délais, une meilleur planification. Les gains opérationnels sont du<text:span text:style-name="T18">s</text:span> à l'optimisation et <text:span text:style-name="T18">l'</text:span>informatisation des processus. Normalement on va avoir beaucoup moins d<text:span text:style-name="T18">'</text:span>évènements imprévus comme des machines qui tombent en panne ou des locations et des achats urgents car des plannings issues des statistiques et des analyse<text:span text:style-name="T18">s</text:span> seront faits. On pense quand même allouer 3000 euro/mois a des interventions, maintenance et <text:s/>amélioration continue du nouveau système informatique.</text:p>
      <text:p text:style-name="Text_20_body"/>
      <text:p text:style-name="Text_20_body">Pour résumer:</text:p>
      <text:list xml:id="list41293187" text:style-name="L2">
        <text:list-item>
          <text:p text:style-name="P20">personnel: 3M /an </text:p>
        </text:list-item>
        <text:list-item>
          <text:p text:style-name="P20">espace et maintenance du stock et des 40 ateliers: <text:s/>8 000 euro/mois (pour un an: 96 000euro)</text:p>
        </text:list-item>
        <text:list-item>
          <text:p text:style-name="P20">gains d'efficacité et planification: <text:s/>115 000 euro/an <text:s/></text:p>
          <text:p text:style-name="P20">Résultat : 211 000euro/an.</text:p>
        </text:list-item>
      </text:list>
      <text:p text:style-name="Text_20_body"/>
      <text:p text:style-name="P21">Montant du retour sur investissement (ROI)</text:p>
      <text:p text:style-name="Text_20_body"><text:span text:style-name="T1"/></text:p>
      <text:p text:style-name="Text_20_body"><text:span text:style-name="T1"><text:tab/>Si on doit chiffrer toutes les gains et les coûts énumérés </text:span><text:span text:style-name="T2">auparavant</text:span><text:span text:style-name="T1">, par un calcule très </text:span><text:span text:style-name="T2">approx</text:span><text:span text:style-name="T1">imati</text:span><text:span text:style-name="T2">f</text:span><text:span text:style-name="T1"> on peut indiquer l</text:span><text:span text:style-name="T14">e ROI :(</text:span><text:span text:style-name="T12">gain from investment - cost of investment)/cost of investment</text:span><text:span text:style-name="T14"> </text:span></text:p>
      <text:p text:style-name="Text_20_body">Le ROI pour 5 ans : (211000*5 – 512 000) / 512 000 = <text:s text:c="2"/>106 %</text:p>
      <text:p text:style-name="Text_20_body"/>
      <text:p text:style-name="P21">Délai du retour sur investissement</text:p>
      <text:p text:style-name="Text_20_body"/>
      <text:p text:style-name="Text_20_body"><text:tab/>512<text:span text:style-name="T14"> 000 / 211 000 = <text:s/>2 ans et 5 moi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olibri" svg:font-family="Colibri"/>
    <style:font-face style:name="OpenSymbol" svg:font-family="OpenSymbol"/>
    <style:font-face style:name="Tahoma4" svg:font-family="Tahoma"/>
    <style:font-face style:name="Times New Roman1" svg:font-family="'Times New Roman'" style:font-family-generic="roman"/>
    <style:font-face style:name="Arial3" svg:font-family="Arial" style:font-family-generic="swiss"/>
    <style:font-face style:name="Colibri1" svg:font-family="Colibri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ambria" svg:font-family="Cambria" style:font-adornments="Gras" style:font-family-generic="roman" style:font-pitch="variable"/>
    <style:font-face style:name="Cambria1" svg:font-family="Cambr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adornments="Italique gras" style:font-family-generic="swiss" style:font-pitch="variable"/>
    <style:font-face style:name="Tahoma" svg:font-family="Tahoma" style:font-adornments="Gras" style:font-family-generic="swiss" style:font-pitch="variable"/>
    <style:font-face style:name="Tahoma2" svg:font-family="Tahoma" style:font-adornments="Italique" style:font-family-generic="swiss" style:font-pitch="variable"/>
    <style:font-face style:name="Tahoma1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3" svg:font-family="Tahoma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8" draw:display-name="Gradient 8" draw:style="linear" draw:start-color="#c0c0c0" draw:end-color="#ffffff" draw:start-intensity="100%" draw:end-intensity="100%" draw:angle="90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Extrémité_20_de_20_ligne_20_1" draw:display-name="Extrémité de ligne 1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Style_20_de_20_ligne_20_1" draw:display-name="Style de ligne 1" draw:style="rect" draw:dots1="1" draw:dots1-length="0.397cm" draw:dots2="1" draw:dots2-length="0.397cm" draw:distance="0.39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libri" fo:font-size="12pt" fo:language="fr" fo:country="FR" style:letter-kerning="true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olibri" fo:font-size="14pt" style:font-name-asian="MS Mincho" style:font-size-asian="14pt" style:font-name-complex="Tahoma3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fo:text-align="justify" style:justify-single-word="false" style:page-number="auto" fo:background-color="transparent" style:shadow="none">
        <style:tab-stops/>
        <style:background-image/>
      </style:paragraph-properties>
      <style:text-properties fo:font-size="11pt"/>
    </style:style>
    <style:style style:name="List" style:family="paragraph" style:parent-style-name="Text_20_body" style:class="list">
      <style:text-properties style:font-name="Colibri" style:font-name-complex="Tahoma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olibri"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libri" style:font-name-complex="Tahoma4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pec_20_-_20_Titre_20_1" style:display-name="Spec - Titre 1" style:family="paragraph" style:auto-update="true" style:master-page-name="">
      <style:paragraph-properties fo:margin-left="0cm" fo:margin-right="0cm" fo:margin-top="0.3cm" fo:margin-bottom="0.6cm" fo:text-indent="0cm" style:auto-text-indent="false" style:page-number="auto" fo:background-color="transparent" style:border-line-width="0.002cm 0.035cm 0.002cm" fo:padding="0.049cm" fo:border="0.039cm double #000000" style:shadow="#808080 0.18cm 0.18cm" text:number-lines="false" text:line-number="0">
        <style:background-image/>
      </style:paragraph-properties>
      <style:text-properties style:font-name="Tahoma" fo:font-size="16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499cm" fo:margin-right="0cm" fo:text-indent="-0.499cm" style:auto-text-indent="false" style:page-number="auto" fo:padding="0cm" fo:border-left="none" fo:border-right="none" fo:border-top="none" fo:border-bottom="0.002cm solid #000000" style:shadow="none">
        <style:tab-stops/>
      </style:paragraph-properties>
      <style:text-properties fo:text-transform="uppercase" fo:color="#333366" style:font-name="Cambria" fo:font-size="140%" fo:font-weight="bold" style:font-size-asian="115%" style:font-weight-asian="bold" style:font-size-complex="115%" style:font-weight-complex="bold"/>
    </style:style>
    <style:style style:name="Spec_20_-_20_Titre_20_2" style:display-name="Spec - Titre 2" style:family="paragraph" style:parent-style-name="Spec_20_-_20_Titre_20_1" style:auto-update="true" style:master-page-name="">
      <style:paragraph-properties fo:margin-left="0.499cm" fo:margin-right="0cm" fo:text-indent="0cm" style:auto-text-indent="false" style:page-number="auto" style:border-line-width-right="0.002cm 0.035cm 0.002cm" style:border-line-width-bottom="0.002cm 0.035cm 0.002cm" fo:padding="0.049cm" fo:border-left="none" fo:border-right="0.039cm double #000000" fo:border-top="none" fo:border-bottom="0.039cm double #000000" style:shadow="#c0c0c0 0.161cm 0.161cm"/>
      <style:text-properties fo:font-weight="normal"/>
    </style:style>
    <style:style style:name="Spec_20_-_20_Titre_20_3" style:display-name="Spec - Titre 3" style:family="paragraph" style:parent-style-name="Spec_20_-_20_Titre_20_2" style:auto-update="true">
      <style:paragraph-properties fo:margin-left="1cm" fo:margin-right="0cm" fo:text-indent="0cm" style:auto-text-indent="false" fo:background-color="transparent" fo:padding="0.049cm" fo:border-left="none" fo:border-right="0.035cm solid #000080" fo:border-top="none" fo:border-bottom="0.035cm solid #000080" style:shadow="#c0c0c0 0.12cm 0.12cm">
        <style:background-image/>
      </style:paragraph-properties>
      <style:text-properties fo:color="#000080" fo:font-size="14pt" fo:font-weight="bold"/>
    </style:style>
    <style:style style:name="Spec_20_-_20_Titre_20_4" style:display-name="Spec - Titre 4" style:family="paragraph" style:parent-style-name="Spec_20_-_20_Titre_20_3" style:auto-update="true">
      <style:paragraph-properties fo:margin-left="1.499cm" fo:margin-right="0cm" fo:text-indent="0cm" style:auto-text-indent="false" fo:background-color="#000000" fo:padding="0cm" fo:border="none" style:shadow="none">
        <style:background-image/>
      </style:paragraph-properties>
      <style:text-properties fo:color="#ffffff" fo:font-size="12pt" fo:font-weight="bold"/>
    </style:style>
    <style:style style:name="Spec_20_-_20_Titre_20_5" style:display-name="Spec - Titre 5" style:family="paragraph" style:parent-style-name="Spec_20_-_20_Titre_20_4" style:default-outline-level="5">
      <style:paragraph-properties fo:margin-left="2.2cm" fo:margin-right="0cm" fo:text-indent="0cm" style:auto-text-indent="false" fo:background-color="#333333">
        <style:background-image/>
      </style:paragraph-properties>
      <style:text-properties fo:font-weight="normal"/>
    </style:style>
    <style:style style:name="Spec_20_-_20_Titre_20_6" style:display-name="Spec - Titre 6" style:family="paragraph" style:parent-style-name="Spec_20_-_20_Titre_20_5" style:auto-update="true" style:default-outline-level="6">
      <style:paragraph-properties fo:margin-left="3cm" fo:margin-right="0cm" fo:text-indent="0cm" style:auto-text-indent="false" fo:background-color="#b3b3b3">
        <style:background-image/>
      </style:paragraph-properties>
      <style:text-properties fo:color="#000000" fo:font-weight="normal"/>
    </style:style>
    <style:style style:name="Spec_20_-_20_Titre_20_7" style:display-name="Spec - Titre 7" style:family="paragraph" style:parent-style-name="Spec_20_-_20_Titre_20_6" style:auto-update="true" style:default-outline-level="7">
      <style:paragraph-properties fo:margin-left="3.6cm" fo:margin-right="0cm" fo:text-indent="0cm" style:auto-text-indent="false" fo:background-color="transparent" fo:padding="0.049cm" fo:border-left="none" fo:border-right="none" fo:border-top="none" fo:border-bottom="0.035cm solid #000000" style:shadow="none">
        <style:background-image/>
      </style:paragraph-properties>
      <style:text-properties fo:font-weight="normal"/>
    </style:style>
    <style:style style:name="Spec_20_-_20_Table_20_des_20_matières_20_-_20_Titre" style:display-name="Spec - Table des matières - Titre" style:family="paragraph" style:auto-update="true" style:master-page-name="">
      <style:paragraph-properties style:page-number="auto" fo:background-color="transparent" fo:padding="0cm" fo:border-left="none" fo:border-right="none" fo:border-top="none" fo:border-bottom="0.018cm solid #000000" style:shadow="none" text:number-lines="false" text:line-number="0">
        <style:background-image/>
      </style:paragraph-properties>
      <style:text-properties fo:color="#000000" style:font-name="Tahoma" fo:font-size="20pt" fo:font-weight="normal"/>
    </style:style>
    <style:style style:name="Spec_20_-_20_Table_20_des_20_matières_20_1" style:display-name="Spec - Table des matières 1" style:family="paragraph" style:auto-update="true" style:master-page-name="">
      <style:paragraph-properties fo:margin-top="0.3cm" fo:margin-bottom="0cm" style:page-number="auto" fo:background-color="transparent" fo:padding="0cm" fo:border="none" style:shadow="none" text:number-lines="false" text:line-number="0">
        <style:tab-stops/>
        <style:background-image/>
      </style:paragraph-properties>
      <style:text-properties fo:color="#000000" style:font-name="Tahoma" fo:font-weight="bold"/>
    </style:style>
    <style:style style:name="Spec_20_-_20_Table_20_des_20_matières_20_2" style:display-name="Spec - Table des matières 2" style:family="paragraph" style:parent-style-name="Spec_20_-_20_Table_20_des_20_matières_20_1" style:auto-update="true">
      <style:paragraph-properties fo:margin-left="0.6cm" fo:margin-right="0cm" fo:margin-top="0.199cm" fo:margin-bottom="0cm" fo:text-indent="0cm" style:auto-text-indent="false" fo:background-color="transparent">
        <style:background-image/>
      </style:paragraph-properties>
      <style:text-properties fo:color="#000000" fo:font-weight="normal"/>
    </style:style>
    <style:style style:name="Spec_20_-_20_Table_20_des_20_matières_20_3" style:display-name="Spec - Table des matières 3" style:family="paragraph" style:parent-style-name="Spec_20_-_20_Table_20_des_20_matières_20_2" style:auto-update="true">
      <style:paragraph-properties fo:margin-left="1.199cm" fo:margin-right="0cm" fo:margin-top="0.101cm" fo:margin-bottom="0cm" fo:text-indent="0cm" style:auto-text-indent="false"/>
      <style:text-properties fo:color="#000000" fo:font-size="11pt" fo:font-weight="normal"/>
    </style:style>
    <style:style style:name="Spec_20_-_20_Table_20_des_20_matières_20_4" style:display-name="Spec - Table des matières 4" style:family="paragraph" style:parent-style-name="Spec_20_-_20_Table_20_des_20_matières_20_3" style:auto-update="true">
      <style:paragraph-properties fo:margin-left="1.799cm" fo:margin-right="0cm" fo:margin-top="0.101cm" fo:margin-bottom="0cm" fo:text-indent="0cm" style:auto-text-indent="false" fo:background-color="transparent">
        <style:background-image/>
      </style:paragraph-properties>
      <style:text-properties fo:color="#000000" fo:font-size="10pt"/>
    </style:style>
    <style:style style:name="Spec_20_-_20_Table_20_des_20_matières_20_5" style:display-name="Spec - Table des matières 5" style:family="paragraph" style:parent-style-name="Spec_20_-_20_Table_20_des_20_matières_20_4">
      <style:paragraph-properties fo:margin-left="2.401cm" fo:margin-right="0cm" fo:text-indent="0cm" style:auto-text-indent="false"/>
      <style:text-properties fo:font-weight="normal"/>
    </style:style>
    <style:style style:name="Spec_20_-_20_Paragraphe_20_standard" style:display-name="Spec - Paragraphe standard" style:family="paragraph" style:parent-style-name="Spec_20_-_20_Texte_20_sans_20_mise_20_en_20_forme" style:auto-update="true">
      <style:paragraph-properties fo:margin-left="0cm" fo:margin-right="0cm" fo:margin-top="0.199cm" fo:margin-bottom="0cm" fo:text-align="justify" style:justify-single-word="false" fo:text-indent="0.6cm" style:auto-text-indent="false" text:number-lines="false" text:line-number="0"/>
      <style:text-properties style:font-name="Tahoma1"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pec_20_-_20_Titre_20_du_20_document" style:display-name="Spec - Titre du document" style:family="paragraph" style:auto-update="true">
      <style:paragraph-properties fo:margin-top="0cm" fo:margin-bottom="0.499cm" fo:text-align="center" style:justify-single-word="false" fo:background-color="#ffffff" style:border-line-width="0.088cm 0.088cm 0.088cm" fo:padding="0.049cm" fo:border="0.264cm double #808080" style:shadow="none" text:number-lines="false" text:line-number="0">
        <style:background-image/>
      </style:paragraph-properties>
      <style:text-properties fo:text-transform="uppercase" fo:color="#ffffff" style:font-name="Tahoma1" fo:font-size="26pt"/>
    </style:style>
    <style:style style:name="Spec_20_-_20_Sous-titre_20_du_20_document" style:display-name="Spec - Sous-titre du document" style:family="paragraph" style:parent-style-name="Spec_20_-_20_Titre_20_du_20_document" style:auto-update="true">
      <style:paragraph-properties fo:margin-top="0cm" fo:margin-bottom="0cm" text:number-lines="false" text:line-number="0"/>
      <style:text-properties fo:font-variant="small-caps" fo:font-size="22pt"/>
    </style:style>
    <style:style style:name="Spec_20_-_20_Informations_20_1_20_de_20_première_20_page" style:display-name="Spec - Informations 1 de première page" style:family="paragraph" style:parent-style-name="Spec_20_-_20_Sous-titre_20_du_20_document" style:auto-update="true">
      <style:paragraph-properties fo:background-color="transparent" fo:padding="0cm" fo:border="none" text:number-lines="false" text:line-number="0">
        <style:background-image/>
      </style:paragraph-properties>
      <style:text-properties fo:color="#000000" fo:font-weight="bold"/>
    </style:style>
    <style:style style:name="Spec_20_-_20_Informations_20_2_20_de_20_première_20_page" style:display-name="Spec - Informations 2 de première page" style:family="paragraph" style:parent-style-name="Spec_20_-_20_Informations_20_1_20_de_20_première_20_page" style:auto-update="true">
      <style:paragraph-properties fo:text-align="center" style:justify-single-word="false" fo:background-color="transparent">
        <style:background-image/>
      </style:paragraph-properties>
      <style:text-properties fo:font-size="18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Spec_20_-_20_En-tête" style:display-name="Spec - En-tête" style:family="paragraph" style:auto-update="true">
      <style:paragraph-properties fo:text-align="end" style:justify-single-word="false" text:number-lines="false" text:line-number="0"/>
      <style:text-properties style:font-name="Courier New1" fo:font-size="9pt"/>
    </style:style>
    <style:style style:name="Spec_20_-_20_Note_20_de_20_bas_20_de_20_page" style:display-name="Spec - Note de bas de page" style:family="paragraph" style:parent-style-name="Spec_20_-_20_En-tête">
      <style:paragraph-properties fo:text-align="center" style:justify-single-word="false"/>
    </style:style>
    <style:style style:name="Spec_20_-_20_Texte_20_sans_20_mise_20_en_20_forme" style:display-name="Spec - Texte sans mise en forme" style:family="paragraph" style:auto-update="true">
      <style:paragraph-properties fo:text-align="justify" style:justify-single-word="false" text:number-lines="false" text:line-number="0"/>
      <style:text-properties style:font-name="Tahoma1" fo:font-size="10pt"/>
    </style:style>
    <style:style style:name="Spec_20_-_20_Code_20_source" style:display-name="Spec - Code source" style:family="paragraph" style:auto-update="true">
      <style:paragraph-properties style:register-true="true" fo:background-color="transparent" fo:padding="0.049cm" fo:border="0.002cm solid #000000" style:shadow="none" text:number-lines="true" text:line-number="0">
        <style:tab-stops/>
        <style:background-image/>
      </style:paragraph-properties>
      <style:text-properties style:font-name="Courier New1" fo:font-size="10pt"/>
    </style:style>
    <style:style style:name="Frame_20_contents" style:display-name="Frame contents" style:family="paragraph" style:parent-style-name="Text_20_body" style:class="extra"/>
    <style:style style:name="Spec_20_-_20_Contenu_20_du_20_cadre" style:display-name="Spec - Contenu du cadre" style:family="paragraph" style:auto-update="true">
      <style:paragraph-properties text:number-lines="false" text:line-number="0"/>
      <style:text-properties style:font-name="Arial" fo:font-size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76cm" fo:margin-right="0cm" fo:text-indent="1cm" style:auto-text-indent="false" style:shadow="none">
        <style:tab-stops/>
      </style:paragraph-properties>
      <style:text-properties style:font-name="Cambria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4.001cm" fo:margin-right="0cm" fo:text-indent="-0.76cm" style:auto-text-indent="false">
        <style:tab-stops/>
      </style:paragraph-properties>
      <style:text-properties style:font-name="Calibri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Arial1"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xample" style:family="text">
      <style:text-properties style:font-name="Courier New" style:font-name-asian="Courier New" style:font-name-complex="Courier New"/>
    </style:style>
    <style:style style:name="Caption_20_characters" style:display-name="Caption character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Spec_20_-_20_Standard" style:display-name="Spec - Standard" style:family="text">
      <style:text-properties style:font-name="Tahoma1" fo:font-size="10pt" fo:background-color="transparent"/>
    </style:style>
    <style:style style:name="Definition" style:family="text"/>
    <style:style style:name="Spec_20_-_20_Citation" style:display-name="Spec - Citation" style:family="text">
      <style:text-properties style:font-name="Tahoma2" fo:font-size="10pt" fo:font-style="italic"/>
    </style:style>
    <style:style style:name="Spec_20_-_20_Référence" style:display-name="Spec - Référence" style:family="text">
      <style:text-properties fo:color="#355e00" style:font-name="Tahoma" fo:font-size="10pt" fo:background-color="transparent"/>
    </style:style>
    <style:style style:name="Spec_20_-_20_Code_20_Source" style:display-name="Spec - Code Source" style:family="text">
      <style:text-properties fo:color="#000000" style:font-name="Courier New1" fo:font-size="10pt"/>
    </style:style>
    <style:style style:name="Spec_20_-_20_Code_20_Source_20__28_Commentaire_29_" style:display-name="Spec - Code Source (Commentaire)" style:family="text" style:parent-style-name="Spec_20_-_20_Code_20_Source">
      <style:text-properties fo:color="#008000"/>
    </style:style>
    <style:style style:name="Spec_20_-_20_Code_20_Source_20__28_Mot_20_réservé_20_-Bleu-_29_" style:display-name="Spec - Code Source (Mot réservé -Bleu-)" style:family="text" style:parent-style-name="Spec_20_-_20_Code_20_Source">
      <style:text-properties fo:color="#0000ff" fo:font-weight="bold"/>
    </style:style>
    <style:style style:name="Spec_20_-_20_Code_20_Source_20__28_Chaîne_20_de_20_caractères_29_" style:display-name="Spec - Code Source (Chaîne de caractères)" style:family="text" style:parent-style-name="Spec_20_-_20_Code_20_Source">
      <style:text-properties fo:color="#800000"/>
    </style:style>
    <style:style style:name="Spec_20_-_20_Lien" style:display-name="Spec - Lien" style:family="text">
      <style:text-properties fo:color="#000080" style:font-name="Tahoma1" fo:font-size="10pt" style:text-underline-style="solid" style:text-underline-width="auto" style:text-underline-color="#000080"/>
    </style:style>
    <style:style style:name="Spec_20_-_20_Lien_20__28_visité_29_" style:display-name="Spec - Lien (visité)" style:family="text" style:parent-style-name="Spec_20_-_20_Lien">
      <style:text-properties fo:color="#800000" style:text-underline-style="solid" style:text-underline-width="auto" style:text-underline-color="#800000"/>
    </style:style>
    <style:style style:name="Spec_20_-_20_Texte_20_temporaire" style:display-name="Spec - Texte temporaire" style:family="text">
      <style:text-properties style:font-name="Tahoma" fo:font-size="10pt"/>
    </style:style>
    <style:style style:name="Spec_20_-_20_Parenthèse" style:display-name="Spec - Parenthèse" style:family="text" style:parent-style-name="Spec_20_-_20_Standard">
      <style:text-properties fo:color="#333333"/>
    </style:style>
    <style:style style:name="Spec_20_-_20_Code_20_Source_20__28_Mot_20_réservé_20_-Noir-_29_" style:display-name="Spec - Code Source (Mot réservé -Noir-)" style:family="text" style:parent-style-name="Spec_20_-_20_Code_20_Source_20__28_Mot_20_réservé_20_-Bleu-_29_">
      <style:text-properties fo:color="#000000"/>
    </style:style>
    <style:style style:name="Spec_20_-_20_Gras" style:display-name="Spec - Gras" style:family="text" style:parent-style-name="Spec_20_-_20_Standard">
      <style:text-properties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Spec_20_-_20_Note" style:display-name="Spec - Note" style:family="graphic" style:auto-update="true">
      <style:graphic-properties svg:width="16.201cm" style:rel-width="90%" fo:min-height="0.39cm" text:anchor-type="page" svg:x="0cm" svg:y="0cm" fo:margin-left="0.199cm" fo:margin-right="0.199cm" fo:margin-top="0.199cm" fo:margin-bottom="0.199cm" style:wrap="none" style:vertical-pos="top" style:vertical-rel="page-content" style:horizontal-pos="center" style:horizontal-rel="page-content" fo:background-color="#e6e6e6" style:background-transparency="0%" style:border-line-width="0.002cm 0.088cm 0.035cm" fo:padding="0.049cm" fo:border="0.125cm double #000000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 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  " style:num-format="1" text:display-levels="2">
        <style:list-level-properties text:list-level-position-and-space-mode="label-alignment">
          <style:list-level-label-alignment text:label-followed-by="nothing" fo:text-indent="-1.02cm" fo:margin-left="1.02cm"/>
        </style:list-level-properties>
      </text:outline-level-style>
      <text:outline-level-style text:level="3" style:num-suffix=" 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 -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 -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 - " style:num-format="a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Spec_20_-_20_Code_20_Source" text:count-in-text-boxes="true" text:offset="0.499cm" style:num-format="1" text:number-position="left" text:increment="1"/>
  </office:styles>
  <office:automatic-styles>
    <style:style style:name="MP1" style:family="paragraph" style:parent-style-name="Spec_20_-_20_En-tête">
      <style:paragraph-properties text:number-lines="false" text:line-number="0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4312 - <text:title>Titre du Document</text:title></text:p>
      </style:header>
      <style:footer>
        <text:p text:style-name="Spec_20_-_20_Note_20_de_20_bas_20_de_20_page">Page <text:page-number text:select-page="current">2</text:page-number> sur <text:page-count>5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23T09:22:53.51</meta:creation-date>
    <meta:editing-duration>PT33H14M48S</meta:editing-duration>
    <meta:editing-cycles>20</meta:editing-cycles>
    <meta:generator>OpenOffice.org/3.2$Unix OpenOffice.org_project/320m19$Build-9505</meta:generator>
    <dc:subject>Sous-titre ou Description du document</dc:subject>
    <dc:title>Titre du Document</dc:title>
    <dc:description>Cédric Billard</dc:description>
    <meta:keyword>documentation</meta:keyword>
    <meta:keyword>spécification</meta:keyword>
    <meta:keyword>guide</meta:keyword>
    <meta:keyword>rédaction</meta:keyword>
    <meta:initial-creator>Gartu Stefana</meta:initial-creator>
    <dc:date>2011-03-09T17:14:37</dc:date>
    <dc:creator>Billy </dc:creator>
    <meta:document-statistic meta:table-count="3" meta:image-count="0" meta:object-count="0" meta:page-count="5" meta:paragraph-count="78" meta:word-count="860" meta:character-count="5184"/>
    <meta:user-defined meta:name="Info 2"/>
    <meta:user-defined meta:name="Info 3"/>
    <meta:user-defined meta:name="Info 4"/>
    <meta:user-defined meta:name="License">&lt;a href="http://templates.services.openoffice.org/bsd-license"&gt;BSD&lt;/a&gt; </meta:user-defined>
  </office:meta>
</office:document-meta>
</file>